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BeanNameGeneratorTests.generateBeanNameFromComposedControllerAnnotationWithBlank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ionBeanNameGeneratorTests.generateBeanNameWithNamedComponentWhereTheNameIsBla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ionBeanNameGeneratorTests.generateBeanNameWithDefaultNamed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ionBeanNameGeneratorTests.generateBeanNameFromComposedControllerAnnotationWithStri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ionBeanNameGeneratorTests.generateBeanNameFromMetaComponentWithStri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BeanNameGeneratorTests.generateBeanNameWithNamed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ionBeanNameGeneratorTests.generateBeanNameFromMetaComponentWithNonStri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BeanNameGeneratorTests.generateBeanNameWithAnonymousComponentYieldsGenerated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ionBeanNameGeneratorTests.generateBeanNameFromComposedControllerAnnotationWithou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